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fo:border-bottom="none" fo:background-color="#666600" style:cell-protect="protected" style:print-content="true" style:text-align-source="value-type" style:repeat-content="false" fo:wrap-option="no-wrap" fo:border-left="none" style:direction="ltr" fo:padding="0.0138in" fo:border-right="0.0138in solid #666600" style:rotation-angle="0" style:rotation-align="none" fo:border-top="none" style:vertical-align="automatic"/>
      <style:text-properties fo:color="#ffff99" style:text-outline="false" style:text-line-through-style="none" style:font-name="Times" fo:font-size="12pt" fo:font-style="normal" fo:text-shadow="none" style:text-underline-style="none" fo:font-weight="bold"/>
    </style:style>
    <style:style style:name="ce3" style:family="table-cell" style:parent-style-name="Default" style:data-style-name="N39">
      <style:table-cell-properties fo:border-bottom="none" fo:background-color="#ffff99" style:text-align-source="value-type" style:repeat-content="false" fo:border-left="none" style:direction="ltr" fo:padding="0.0138in" fo:border-right="0.0138in solid #666600" style:rotation-angle="0" style:rotation-align="none" fo:border-top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bold"/>
    </style:style>
    <style:style style:name="ce4" style:family="table-cell" style:parent-style-name="Default" style:data-style-name="N39">
      <style:table-cell-properties fo:border-bottom="none" fo:background-color="#e6e64c" style:text-align-source="value-type" style:repeat-content="false" fo:border-left="none" style:direction="ltr" fo:padding="0.0138in" fo:border-right="0.0138in solid #666600" style:rotation-angle="0" style:rotation-align="none" fo:border-top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bold"/>
    </style:style>
    <style:style style:name="ce5" style:family="table-cell" style:parent-style-name="Default" style:data-style-name="N0">
      <style:table-cell-properties fo:background-color="#666600" style:cell-protect="protected" style:print-content="true" style:text-align-source="value-type" style:repeat-content="false" fo:wrap-option="no-wrap" style:direction="ltr" fo:padding="0.0138in" style:rotation-angle="0" style:rotation-align="none" style:vertical-align="automatic"/>
      <style:text-properties fo:color="#ffff99" style:text-outline="false" style:text-line-through-style="none" style:font-name="Times" fo:font-size="12pt" fo:font-style="normal" fo:text-shadow="none" style:text-underline-style="none" fo:font-weight="bold"/>
    </style:style>
    <style:style style:name="ce6" style:family="table-cell" style:parent-style-name="Default" style:data-style-name="N3">
      <style:table-cell-properties fo:background-color="#ffff99" style:text-align-source="value-type" style:repeat-content="false" style:direction="ltr" fo:padding="0.0138in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/>
    </style:style>
    <style:style style:name="ce7" style:family="table-cell" style:parent-style-name="Default" style:data-style-name="N3">
      <style:table-cell-properties fo:background-color="#e6e64c" style:text-align-source="value-type" style:repeat-content="false" style:direction="ltr" fo:padding="0.0138in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/>
    </style:style>
    <style:style style:name="ce8" style:family="table-cell" style:parent-style-name="Default" style:data-style-name="N104">
      <style:table-cell-properties fo:background-color="#ffff99" style:text-align-source="value-type" style:repeat-content="false" style:direction="ltr" fo:padding="0.0138in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/>
    </style:style>
    <style:style style:name="ce9" style:family="table-cell" style:parent-style-name="Default" style:data-style-name="N104">
      <style:table-cell-properties fo:background-color="#e6e64c" style:text-align-source="value-type" style:repeat-content="false" style:direction="ltr" fo:padding="0.0138in" style:rotation-angle="0" style:rotation-align="none" style:vertical-align="automatic"/>
      <style:text-properties fo:color="#000000" style:text-outline="false" style:text-line-through-style="none" style:font-name="Times" fo:font-size="12pt" fo:font-style="normal" fo:text-shadow="none" style:text-underline-style="none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1" table:number-columns-repeated="4" table:default-cell-style-name="ce8"/>
        <table:table-column table:style-name="co1" table:default-cell-style-name="Default"/>
        <table:table-row table:style-name="ro1">
          <table:table-cell/>
          <table:table-cell table:style-name="ce1" office:value-type="string">
            <text:p>Fun Microsystems (FUNW)</text:p>
          </table:table-cell>
          <table:table-cell table:style-name="Default" table:number-columns-repeated="3"/>
          <table:table-cell table:style-name="Default" office:value-type="string">
            <text:p>FUNW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6"/>
          <table:table-cell>
            <draw:frame table:end-cell-address="Sheet1.O31" table:end-x="0.3429in" table:end-y="0.1311in" draw:z-index="0" svg:width="6.3528in" svg:height="5.4614in" svg:x="0.213in" svg:y="0.1555in">
              <draw:object draw:notify-on-update-of-ranges="Sheet1.B3:Sheet1.G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/>
          <table:table-cell table:style-name="ce2" office:value-type="string">
            <text:p>Date</text:p>
          </table:table-cell>
          <table:table-cell table:style-name="ce5" office:value-type="string">
            <text:p>Volume</text:p>
          </table:table-cell>
          <table:table-cell table:style-name="ce5" office:value-type="string">
            <text:p>Open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Close</text:p>
          </table:table-cell>
          <table:table-cell/>
        </table:table-row>
        <table:table-row table:style-name="ro3">
          <table:table-cell/>
          <table:table-cell office:value-type="date" office:date-value="2000-04-07">
            <text:p>Apr 7, 00</text:p>
          </table:table-cell>
          <table:table-cell office:value-type="float" office:value="15000000">
            <text:p>15,000,000</text:p>
          </table:table-cell>
          <table:table-cell office:value-type="currency" office:currency="USD" office:value="88.75">
            <text:p>$88.75</text:p>
          </table:table-cell>
          <table:table-cell office:value-type="currency" office:currency="USD" office:value="88.875">
            <text:p>$88.88</text:p>
          </table:table-cell>
          <table:table-cell office:value-type="currency" office:currency="USD" office:value="94.5">
            <text:p>$94.50</text:p>
          </table:table-cell>
          <table:table-cell office:value-type="currency" office:currency="USD" office:value="92.6875">
            <text:p>$92.69</text:p>
          </table:table-cell>
          <table:table-cell/>
        </table:table-row>
        <table:table-row table:style-name="ro3">
          <table:table-cell/>
          <table:table-cell table:style-name="ce4" office:value-type="date" office:date-value="2000-04-08">
            <text:p>Apr 8, 00</text:p>
          </table:table-cell>
          <table:table-cell table:style-name="ce7" office:value-type="float" office:value="14652562">
            <text:p>14,652,562</text:p>
          </table:table-cell>
          <table:table-cell table:style-name="ce9" table:formula="oooc:=[.G4]" office:value-type="currency" office:currency="USD" office:value="92.6875">
            <text:p>$92.69</text:p>
          </table:table-cell>
          <table:table-cell table:style-name="ce9" office:value-type="currency" office:currency="USD" office:value="87">
            <text:p>$87.00</text:p>
          </table:table-cell>
          <table:table-cell table:style-name="ce9" office:value-type="currency" office:currency="USD" office:value="95.5">
            <text:p>$95.50</text:p>
          </table:table-cell>
          <table:table-cell table:style-name="ce9" office:value-type="currency" office:currency="USD" office:value="93.6875">
            <text:p>$93.69</text:p>
          </table:table-cell>
          <table:table-cell/>
        </table:table-row>
        <table:table-row table:style-name="ro3">
          <table:table-cell/>
          <table:table-cell office:value-type="date" office:date-value="2000-04-09">
            <text:p>Apr 9, 00</text:p>
          </table:table-cell>
          <table:table-cell office:value-type="float" office:value="15070589">
            <text:p>15,070,589</text:p>
          </table:table-cell>
          <table:table-cell table:formula="oooc:=[.G5]" office:value-type="currency" office:currency="USD" office:value="93.6875">
            <text:p>$93.69</text:p>
          </table:table-cell>
          <table:table-cell office:value-type="currency" office:currency="USD" office:value="91">
            <text:p>$91.00</text:p>
          </table:table-cell>
          <table:table-cell office:value-type="currency" office:currency="USD" office:value="96.5">
            <text:p>$96.50</text:p>
          </table:table-cell>
          <table:table-cell office:value-type="currency" office:currency="USD" office:value="92">
            <text:p>$92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10">
            <text:p>Apr 10, 00</text:p>
          </table:table-cell>
          <table:table-cell table:style-name="ce7" office:value-type="float" office:value="15207571">
            <text:p>15,207,571</text:p>
          </table:table-cell>
          <table:table-cell table:style-name="ce9" table:formula="oooc:=[.G6]" office:value-type="currency" office:currency="USD" office:value="92">
            <text:p>$92.00</text:p>
          </table:table-cell>
          <table:table-cell table:style-name="ce9" office:value-type="currency" office:currency="USD" office:value="90">
            <text:p>$90.00</text:p>
          </table:table-cell>
          <table:table-cell table:style-name="ce9" office:value-type="currency" office:currency="USD" office:value="97.5">
            <text:p>$97.50</text:p>
          </table:table-cell>
          <table:table-cell table:style-name="ce9" office:value-type="currency" office:currency="USD" office:value="93">
            <text:p>$93.00</text:p>
          </table:table-cell>
          <table:table-cell/>
        </table:table-row>
        <table:table-row table:style-name="ro3">
          <table:table-cell/>
          <table:table-cell office:value-type="date" office:date-value="2000-04-11">
            <text:p>Apr 11, 00</text:p>
          </table:table-cell>
          <table:table-cell office:value-type="float" office:value="14869716">
            <text:p>14,869,716</text:p>
          </table:table-cell>
          <table:table-cell table:formula="oooc:=[.G7]" office:value-type="currency" office:currency="USD" office:value="93">
            <text:p>$93.00</text:p>
          </table:table-cell>
          <table:table-cell office:value-type="currency" office:currency="USD" office:value="90">
            <text:p>$90.00</text:p>
          </table:table-cell>
          <table:table-cell office:value-type="currency" office:currency="USD" office:value="98.5">
            <text:p>$98.50</text:p>
          </table:table-cell>
          <table:table-cell office:value-type="currency" office:currency="USD" office:value="93.6">
            <text:p>$93.6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12">
            <text:p>Apr 12, 00</text:p>
          </table:table-cell>
          <table:table-cell table:style-name="ce7" office:value-type="float" office:value="15225943">
            <text:p>15,225,943</text:p>
          </table:table-cell>
          <table:table-cell table:style-name="ce9" table:formula="oooc:=[.G8]" office:value-type="currency" office:currency="USD" office:value="93.6">
            <text:p>$93.60</text:p>
          </table:table-cell>
          <table:table-cell table:style-name="ce9" office:value-type="currency" office:currency="USD" office:value="87">
            <text:p>$87.00</text:p>
          </table:table-cell>
          <table:table-cell table:style-name="ce9" office:value-type="currency" office:currency="USD" office:value="99.5">
            <text:p>$99.50</text:p>
          </table:table-cell>
          <table:table-cell table:style-name="ce9" office:value-type="currency" office:currency="USD" office:value="93.8">
            <text:p>$93.80</text:p>
          </table:table-cell>
          <table:table-cell/>
        </table:table-row>
        <table:table-row table:style-name="ro3">
          <table:table-cell/>
          <table:table-cell office:value-type="date" office:date-value="2000-04-13">
            <text:p>Apr 13, 00</text:p>
          </table:table-cell>
          <table:table-cell office:value-type="float" office:value="15243446">
            <text:p>15,243,446</text:p>
          </table:table-cell>
          <table:table-cell table:formula="oooc:=[.G9]" office:value-type="currency" office:currency="USD" office:value="93.8">
            <text:p>$93.80</text:p>
          </table:table-cell>
          <table:table-cell office:value-type="currency" office:currency="USD" office:value="88">
            <text:p>$88.00</text:p>
          </table:table-cell>
          <table:table-cell office:value-type="currency" office:currency="USD" office:value="100.5">
            <text:p>$100.50</text:p>
          </table:table-cell>
          <table:table-cell office:value-type="currency" office:currency="USD" office:value="94">
            <text:p>$94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14">
            <text:p>Apr 14, 00</text:p>
          </table:table-cell>
          <table:table-cell table:style-name="ce7" office:value-type="float" office:value="14889873">
            <text:p>14,889,873</text:p>
          </table:table-cell>
          <table:table-cell table:style-name="ce9" table:formula="oooc:=[.G10]" office:value-type="currency" office:currency="USD" office:value="94">
            <text:p>$94.00</text:p>
          </table:table-cell>
          <table:table-cell table:style-name="ce9" office:value-type="currency" office:currency="USD" office:value="89">
            <text:p>$89.00</text:p>
          </table:table-cell>
          <table:table-cell table:style-name="ce9" office:value-type="currency" office:currency="USD" office:value="101.5">
            <text:p>$101.50</text:p>
          </table:table-cell>
          <table:table-cell table:style-name="ce9" office:value-type="currency" office:currency="USD" office:value="93">
            <text:p>$93.00</text:p>
          </table:table-cell>
          <table:table-cell/>
        </table:table-row>
        <table:table-row table:style-name="ro3">
          <table:table-cell/>
          <table:table-cell office:value-type="date" office:date-value="2000-04-15">
            <text:p>Apr 15, 00</text:p>
          </table:table-cell>
          <table:table-cell office:value-type="float" office:value="14781243">
            <text:p>14,781,243</text:p>
          </table:table-cell>
          <table:table-cell table:formula="oooc:=[.G11]" office:value-type="currency" office:currency="USD" office:value="93">
            <text:p>$93.00</text:p>
          </table:table-cell>
          <table:table-cell office:value-type="currency" office:currency="USD" office:value="90">
            <text:p>$90.00</text:p>
          </table:table-cell>
          <table:table-cell office:value-type="currency" office:currency="USD" office:value="100">
            <text:p>$100.00</text:p>
          </table:table-cell>
          <table:table-cell office:value-type="currency" office:currency="USD" office:value="92">
            <text:p>$92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16">
            <text:p>Apr 16, 00</text:p>
          </table:table-cell>
          <table:table-cell table:style-name="ce7" office:value-type="float" office:value="15132068">
            <text:p>15,132,068</text:p>
          </table:table-cell>
          <table:table-cell table:style-name="ce9" table:formula="oooc:=[.G12]" office:value-type="currency" office:currency="USD" office:value="92">
            <text:p>$92.00</text:p>
          </table:table-cell>
          <table:table-cell table:style-name="ce9" office:value-type="currency" office:currency="USD" office:value="88">
            <text:p>$88.00</text:p>
          </table:table-cell>
          <table:table-cell table:style-name="ce9" office:value-type="currency" office:currency="USD" office:value="96">
            <text:p>$96.00</text:p>
          </table:table-cell>
          <table:table-cell table:style-name="ce9" office:value-type="currency" office:currency="USD" office:value="92">
            <text:p>$92.00</text:p>
          </table:table-cell>
          <table:table-cell/>
        </table:table-row>
        <table:table-row table:style-name="ro3">
          <table:table-cell/>
          <table:table-cell office:value-type="date" office:date-value="2000-04-17">
            <text:p>Apr 17, 00</text:p>
          </table:table-cell>
          <table:table-cell office:value-type="float" office:value="15253822">
            <text:p>15,253,822</text:p>
          </table:table-cell>
          <table:table-cell table:formula="oooc:=[.G13]" office:value-type="currency" office:currency="USD" office:value="92">
            <text:p>$92.00</text:p>
          </table:table-cell>
          <table:table-cell office:value-type="currency" office:currency="USD" office:value="89">
            <text:p>$89.00</text:p>
          </table:table-cell>
          <table:table-cell office:value-type="currency" office:currency="USD" office:value="95">
            <text:p>$95.00</text:p>
          </table:table-cell>
          <table:table-cell office:value-type="currency" office:currency="USD" office:value="93">
            <text:p>$93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18">
            <text:p>Apr 18, 00</text:p>
          </table:table-cell>
          <table:table-cell table:style-name="ce7" office:value-type="float" office:value="14919019">
            <text:p>14,919,019</text:p>
          </table:table-cell>
          <table:table-cell table:style-name="ce9" table:formula="oooc:=[.G14]" office:value-type="currency" office:currency="USD" office:value="93">
            <text:p>$93.00</text:p>
          </table:table-cell>
          <table:table-cell table:style-name="ce9" office:value-type="currency" office:currency="USD" office:value="93">
            <text:p>$93.00</text:p>
          </table:table-cell>
          <table:table-cell table:style-name="ce9" office:value-type="currency" office:currency="USD" office:value="97">
            <text:p>$97.00</text:p>
          </table:table-cell>
          <table:table-cell table:style-name="ce9" office:value-type="currency" office:currency="USD" office:value="95">
            <text:p>$95.00</text:p>
          </table:table-cell>
          <table:table-cell/>
        </table:table-row>
        <table:table-row table:style-name="ro3">
          <table:table-cell/>
          <table:table-cell office:value-type="date" office:date-value="2000-04-19">
            <text:p>Apr 19, 00</text:p>
          </table:table-cell>
          <table:table-cell office:value-type="float" office:value="14972533">
            <text:p>14,972,533</text:p>
          </table:table-cell>
          <table:table-cell table:formula="oooc:=[.G15]" office:value-type="currency" office:currency="USD" office:value="95">
            <text:p>$95.00</text:p>
          </table:table-cell>
          <table:table-cell office:value-type="currency" office:currency="USD" office:value="84">
            <text:p>$84.00</text:p>
          </table:table-cell>
          <table:table-cell office:value-type="currency" office:currency="USD" office:value="95">
            <text:p>$95.00</text:p>
          </table:table-cell>
          <table:table-cell office:value-type="currency" office:currency="USD" office:value="91">
            <text:p>$91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20">
            <text:p>Apr 20, 00</text:p>
          </table:table-cell>
          <table:table-cell table:style-name="ce7" office:value-type="float" office:value="14642786">
            <text:p>14,642,786</text:p>
          </table:table-cell>
          <table:table-cell table:style-name="ce9" table:formula="oooc:=[.G16]" office:value-type="currency" office:currency="USD" office:value="91">
            <text:p>$91.00</text:p>
          </table:table-cell>
          <table:table-cell table:style-name="ce9" office:value-type="currency" office:currency="USD" office:value="87">
            <text:p>$87.00</text:p>
          </table:table-cell>
          <table:table-cell table:style-name="ce9" office:value-type="currency" office:currency="USD" office:value="100">
            <text:p>$100.00</text:p>
          </table:table-cell>
          <table:table-cell table:style-name="ce9" office:value-type="currency" office:currency="USD" office:value="97">
            <text:p>$97.00</text:p>
          </table:table-cell>
          <table:table-cell/>
        </table:table-row>
        <table:table-row table:style-name="ro3">
          <table:table-cell/>
          <table:table-cell office:value-type="date" office:date-value="2000-04-21">
            <text:p>Apr 21, 00</text:p>
          </table:table-cell>
          <table:table-cell office:value-type="float" office:value="14804376">
            <text:p>14,804,376</text:p>
          </table:table-cell>
          <table:table-cell table:formula="oooc:=[.G17]" office:value-type="currency" office:currency="USD" office:value="97">
            <text:p>$97.00</text:p>
          </table:table-cell>
          <table:table-cell office:value-type="currency" office:currency="USD" office:value="91">
            <text:p>$91.00</text:p>
          </table:table-cell>
          <table:table-cell office:value-type="currency" office:currency="USD" office:value="98">
            <text:p>$98.00</text:p>
          </table:table-cell>
          <table:table-cell office:value-type="currency" office:currency="USD" office:value="96">
            <text:p>$96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22">
            <text:p>Apr 22, 00</text:p>
          </table:table-cell>
          <table:table-cell table:style-name="ce7" office:value-type="float" office:value="14907452">
            <text:p>14,907,452</text:p>
          </table:table-cell>
          <table:table-cell table:style-name="ce9" table:formula="oooc:=[.G18]" office:value-type="currency" office:currency="USD" office:value="96">
            <text:p>$96.00</text:p>
          </table:table-cell>
          <table:table-cell table:style-name="ce9" office:value-type="currency" office:currency="USD" office:value="92">
            <text:p>$92.00</text:p>
          </table:table-cell>
          <table:table-cell table:style-name="ce9" office:value-type="currency" office:currency="USD" office:value="102">
            <text:p>$102.00</text:p>
          </table:table-cell>
          <table:table-cell table:style-name="ce9" office:value-type="currency" office:currency="USD" office:value="95">
            <text:p>$95.00</text:p>
          </table:table-cell>
          <table:table-cell/>
        </table:table-row>
        <table:table-row table:style-name="ro3">
          <table:table-cell/>
          <table:table-cell office:value-type="date" office:date-value="2000-04-23">
            <text:p>Apr 23, 00</text:p>
          </table:table-cell>
          <table:table-cell office:value-type="float" office:value="15319376">
            <text:p>15,319,376</text:p>
          </table:table-cell>
          <table:table-cell table:formula="oooc:=[.G19]" office:value-type="currency" office:currency="USD" office:value="95">
            <text:p>$95.00</text:p>
          </table:table-cell>
          <table:table-cell office:value-type="currency" office:currency="USD" office:value="91">
            <text:p>$91.00</text:p>
          </table:table-cell>
          <table:table-cell office:value-type="currency" office:currency="USD" office:value="96">
            <text:p>$96.00</text:p>
          </table:table-cell>
          <table:table-cell office:value-type="currency" office:currency="USD" office:value="93">
            <text:p>$93.00</text:p>
          </table:table-cell>
          <table:table-cell/>
        </table:table-row>
        <table:table-row table:style-name="ro3">
          <table:table-cell/>
          <table:table-cell table:style-name="ce4" office:value-type="date" office:date-value="2000-04-24">
            <text:p>Apr 24, 00</text:p>
          </table:table-cell>
          <table:table-cell table:style-name="ce7" office:value-type="float" office:value="15066118">
            <text:p>15,066,118</text:p>
          </table:table-cell>
          <table:table-cell table:style-name="ce9" table:formula="oooc:=[.G20]" office:value-type="currency" office:currency="USD" office:value="93">
            <text:p>$93.00</text:p>
          </table:table-cell>
          <table:table-cell table:style-name="ce9" office:value-type="currency" office:currency="USD" office:value="94">
            <text:p>$94.00</text:p>
          </table:table-cell>
          <table:table-cell table:style-name="ce9" office:value-type="currency" office:currency="USD" office:value="99">
            <text:p>$99.00</text:p>
          </table:table-cell>
          <table:table-cell table:style-name="ce9" office:value-type="currency" office:currency="USD" office:value="98">
            <text:p>$98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month number:textual="true"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-</number:text>
      <number:number number:decimal-places="0" number:min-integer-digits="1" number:grouping="true"/>
      <number:text> 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1" number:min-exponent-digits="1"/>
    </number:number-style>
    <number:number-style style:name="N123P0" style:volatile="true">
      <number:number number:decimal-places="0" number:min-integer-digits="1" number:grouping="true"/>
      <number:text> DM</number:text>
    </number:number-style>
    <number:number-style style:name="N123">
      <number:text>-</number:text>
      <number:number number:decimal-places="0" number:min-integer-digits="1" number:grouping="true"/>
      <number:text> DM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DM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DM</number:text>
    </number:number-style>
    <number:number-style style:name="N125">
      <number:text>-</number:text>
      <number:number number:decimal-places="2" number:min-integer-digits="1" number:grouping="true"/>
      <number:text> DM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P1" style:volatile="true">
      <number:text>-</number:text>
      <number:number number:decimal-places="0" number:min-integer-digits="1" number:grouping="true"/>
      <number:text> DM</number:text>
    </number:number-style>
    <number:number-style style:name="N127">
      <number:text>- DM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">
      <number:text>-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P1" style:volatile="true">
      <number:text>-</number:text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0" number:min-integer-digits="0"/>
      <number:text> DM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"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0" number:min-integer-digits="0" number:grouping="true"/>
      <number:text> K</number:text>
    </number:number-style>
    <number:date-style style:name="N132">
      <number:day/>
      <number:text>. </number:text>
      <number:month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1">09/01/2006</text:date>, <text:time>15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Linux OpenOffice.org_project/680m172$Build-9037$CWS-chart2mst3</meta:generator>
    <meta:initial-creator>Björn Milcke</meta:initial-creator>
    <meta:creation-date>2006-09-01T15:32:39</meta:creation-date>
    <dc:creator>Björn Milcke</dc:creator>
    <dc:date>2006-09-01T15:48:00</dc:date>
    <dc:language>en-US</dc:language>
    <meta:editing-cycles>3</meta:editing-cycles>
    <meta:editing-duration>PT15M21S</meta:editing-duration>
    <meta:user-defined meta:name="Info 1"/>
    <meta:user-defined meta:name="Info 2"/>
    <meta:user-defined meta:name="Info 3"/>
    <meta:user-defined meta:name="Info 4"/>
    <meta:document-statistic meta:table-count="3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6pt" fo:font-weight="bold"/>
    </style:style>
    <style:style style:name="ch3" style:family="chart">
      <style:graphic-properties draw:fill="solid" draw:fill-color="#d9d9d9"/>
      <style:text-properties fo:font-size="12pt" fo:font-weight="bold"/>
    </style:style>
    <style:style style:name="ch4" style:family="chart">
      <style:chart-properties chart:japanese-candle-stick="true" chart:stock-with-volume="true" chart:symbol-width="0.25cm" chart:symbol-height="0.25cm"/>
    </style:style>
    <style:style style:name="ch5" style:family="chart">
      <style:chart-properties chart:display-label="true" chart:logarithmic="false"/>
    </style:style>
    <style:style style:name="ch6" style:family="chart">
      <style:chart-properties chart:display-label="true" chart:logarithmic="false" chart:gap-width="50"/>
    </style:style>
    <style:style style:name="ch7" style:family="chart">
      <style:graphic-properties svg:stroke-color="#999999"/>
    </style:style>
    <style:style style:name="ch8" style:family="chart" style:data-style-name="N104">
      <style:chart-properties chart:display-label="true" chart:logarithmic="false" chart:minimum="83" chart:maximum="103" chart:link-data-style-to-source="false"/>
    </style:style>
    <style:style style:name="ch9" style:family="chart">
      <style:chart-properties chart:symbol-width="0.25cm" chart:symbol-height="0.25cm" chart:sort-by-x-values="false"/>
      <style:graphic-properties draw:stroke="none" draw:fill-color="#ffcc99" draw:opacity="100%" draw:opacity-name=""/>
      <style:text-properties fo:font-size="6.40000009536743pt" style:font-size-asian="6.40000009536743pt" style:font-size-complex="6.40000009536743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051cm" svg:stroke-color="#660066"/>
    </style:style>
    <style:style style:name="ch13" style:family="chart">
      <style:graphic-properties draw:fill="solid" draw:fill-color="#b3b3b3"/>
    </style:style>
    <style:style style:name="ch14" style:family="chart">
      <style:graphic-properties draw:fill="solid" draw:fill-color="#d9d9d9"/>
    </style:style>
  </office:automatic-styles>
  <office:body>
    <office:chart>
      <chart:chart svg:width="16.137cm" svg:height="13.873cm" chart:class="chart:stock" chart:style-name="ch1">
        <chart:title svg:x="4.536cm" svg:y="0.278cm" chart:style-name="ch2">
          <text:p>Fun Microsystems (FUNW)</text:p>
        </chart:title>
        <chart:legend chart:legend-position="bottom" svg:x="2.509cm" svg:y="12.777cm" chart:style-name="ch3"/>
        <chart:plot-area chart:style-name="ch4" table:cell-range-address="Sheet1.B3:Sheet1.G21" chart:data-source-has-labels="both" svg:x="0.322cm" svg:y="1.165cm" svg:width="15.171cm" svg:height="11.336cm">
          <chart:axis chart:dimension="x" chart:name="primary-x" chart:style-name="ch5">
            <chart:categories table:cell-range-address="Sheet1.B4:Sheet1.B2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C4:Sheet1.C21" chart:label-cell-range-address="Sheet1.C3:Sheet1.C3" chart:class="chart:bar">
            <chart:data-point chart:repeated="18"/>
          </chart:series>
          <chart:series chart:values-cell-range-address="Sheet1.D4:Sheet1.D21" chart:label-cell-range-address="Sheet1.D3:Sheet1.D3" chart:attached-axis="secondary-y">
            <chart:data-point chart:repeated="18"/>
          </chart:series>
          <chart:series chart:values-cell-range-address="Sheet1.E4:Sheet1.E21" chart:label-cell-range-address="Sheet1.E3:Sheet1.E3" chart:attached-axis="secondary-y">
            <chart:data-point chart:repeated="18"/>
          </chart:series>
          <chart:series chart:values-cell-range-address="Sheet1.F4:Sheet1.F21" chart:label-cell-range-address="Sheet1.F3:Sheet1.F3" chart:attached-axis="secondary-y">
            <chart:data-point chart:repeated="18"/>
          </chart:series>
          <chart:series chart:values-cell-range-address="Sheet1.G4:Sheet1.G21" chart:label-cell-range-address="Sheet1.G3:Sheet1.G3" chart:attached-axis="secondary-y">
            <chart:data-point chart:repeated="18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  <table:table-cell office:value-type="string">
                <text:p>Open</text:p>
              </table:table-cell>
              <table:table-cell office:value-type="string">
                <text:p>Low</text:p>
              </table:table-cell>
              <table:table-cell office:value-type="string">
                <text:p>High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Apr 7, 00</text:p>
              </table:table-cell>
              <table:table-cell office:value-type="float" office:value="15000000">
                <text:p>15000000</text:p>
              </table:table-cell>
              <table:table-cell office:value-type="float" office:value="88.75">
                <text:p>88.75</text:p>
              </table:table-cell>
              <table:table-cell office:value-type="float" office:value="88.875">
                <text:p>88.875</text:p>
              </table:table-cell>
              <table:table-cell office:value-type="float" office:value="94.5">
                <text:p>94.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Apr 8, 00</text:p>
              </table:table-cell>
              <table:table-cell office:value-type="float" office:value="14652562">
                <text:p>14652562</text:p>
              </table:table-cell>
              <table:table-cell office:value-type="float" office:value="92.6875">
                <text:p>92.6875</text:p>
              </table:table-cell>
              <table:table-cell office:value-type="float" office:value="87">
                <text:p>87</text:p>
              </table:table-cell>
              <table:table-cell office:value-type="float" office:value="95.5">
                <text:p>95.5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Apr 9, 00</text:p>
              </table:table-cell>
              <table:table-cell office:value-type="float" office:value="15070589">
                <text:p>15070589</text:p>
              </table:table-cell>
              <table:table-cell office:value-type="float" office:value="93.6875">
                <text:p>93.6875</text:p>
              </table:table-cell>
              <table:table-cell office:value-type="float" office:value="91">
                <text:p>91</text:p>
              </table:table-cell>
              <table:table-cell office:value-type="float" office:value="96.5">
                <text:p>96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pr 10, 00</text:p>
              </table:table-cell>
              <table:table-cell office:value-type="float" office:value="15207571">
                <text:p>15207571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7.5">
                <text:p>9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pr 11, 00</text:p>
              </table:table-cell>
              <table:table-cell office:value-type="float" office:value="14869716">
                <text:p>1486971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98.5">
                <text:p>98.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Apr 12, 00</text:p>
              </table:table-cell>
              <table:table-cell office:value-type="float" office:value="15225943">
                <text:p>15225943</text:p>
              </table:table-cell>
              <table:table-cell office:value-type="float" office:value="93.6">
                <text:p>93.6</text:p>
              </table:table-cell>
              <table:table-cell office:value-type="float" office:value="87">
                <text:p>87</text:p>
              </table:table-cell>
              <table:table-cell office:value-type="float" office:value="99.5">
                <text:p>99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Apr 13, 00</text:p>
              </table:table-cell>
              <table:table-cell office:value-type="float" office:value="15243446">
                <text:p>15243446</text:p>
              </table:table-cell>
              <table:table-cell office:value-type="float" office:value="93.8">
                <text:p>93.8</text:p>
              </table:table-cell>
              <table:table-cell office:value-type="float" office:value="88">
                <text:p>88</text:p>
              </table:table-cell>
              <table:table-cell office:value-type="float" office:value="100.5">
                <text:p>100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Apr 14, 00</text:p>
              </table:table-cell>
              <table:table-cell office:value-type="float" office:value="14889873">
                <text:p>1488987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101.5">
                <text:p>101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pr 15, 00</text:p>
              </table:table-cell>
              <table:table-cell office:value-type="float" office:value="14781243">
                <text:p>14781243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pr 16, 00</text:p>
              </table:table-cell>
              <table:table-cell office:value-type="float" office:value="15132068">
                <text:p>15132068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pr 17, 00</text:p>
              </table:table-cell>
              <table:table-cell office:value-type="float" office:value="15253822">
                <text:p>15253822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pr 18, 00</text:p>
              </table:table-cell>
              <table:table-cell office:value-type="float" office:value="14919019">
                <text:p>14919019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pr 19, 00</text:p>
              </table:table-cell>
              <table:table-cell office:value-type="float" office:value="14972533">
                <text:p>14972533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Apr 20, 00</text:p>
              </table:table-cell>
              <table:table-cell office:value-type="float" office:value="14642786">
                <text:p>14642786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pr 21, 00</text:p>
              </table:table-cell>
              <table:table-cell office:value-type="float" office:value="14804376">
                <text:p>14804376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pr 22, 00</text:p>
              </table:table-cell>
              <table:table-cell office:value-type="float" office:value="14907452">
                <text:p>14907452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pr 23, 00</text:p>
              </table:table-cell>
              <table:table-cell office:value-type="float" office:value="15319376">
                <text:p>15319376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Apr 24, 00</text:p>
              </table:table-cell>
              <table:table-cell office:value-type="float" office:value="15066118">
                <text:p>15066118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Linux OpenOffice.org_project/680m172$Build-9037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